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ersion.getCreat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Version.Version( javax . jcr . version . Version 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sion.getPa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Version.getUui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Version.get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